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0000000800F8F8D7EFB8EC7DA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swiss"/>
    <style:font-face style:name="Tahoma1" svg:font-family="Tahoma" style:font-family-generic="swiss" style:font-pitch="variable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text-align="justify" style:justify-single-word="false" fo:padding="0.049cm" fo:border="none"/>
      <style:text-properties style:font-name="Tahoma"/>
    </style:style>
    <style:style style:name="P2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S hne" fo:font-size="12pt" fo:letter-spacing="normal" fo:font-style="normal" fo:font-weight="normal" officeooo:paragraph-rsid="00171774"/>
    </style:style>
    <style:style style:name="P3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S hne" fo:font-size="12pt" fo:letter-spacing="normal" fo:font-style="normal" fo:font-weight="normal" officeooo:paragraph-rsid="00262401"/>
    </style:style>
    <style:style style:name="P4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S hne" fo:font-size="12pt" fo:letter-spacing="normal" fo:font-style="normal" fo:font-weight="normal" officeooo:paragraph-rsid="00262401" style:font-weight-asian="bold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S hne" fo:font-size="12pt" fo:letter-spacing="normal" fo:font-style="normal" fo:font-weight="bold" officeooo:paragraph-rsid="00171774" style:font-weight-asian="bold" style:font-weight-complex="bold"/>
    </style:style>
    <style:style style:name="P6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S hne" fo:font-size="12pt" fo:letter-spacing="normal" fo:font-style="normal" fo:font-weight="bold" officeooo:paragraph-rsid="00262401" style:font-weight-asian="bold" style:font-weight-complex="bold"/>
    </style:style>
    <style:style style:name="P7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S hne" fo:font-size="12pt" fo:letter-spacing="normal" fo:font-style="normal" fo:font-weight="bold" officeooo:paragraph-rsid="00262401" style:font-weight-asian="bold" style:font-weight-complex="bold"/>
    </style:style>
    <style:style style:name="P8" style:family="paragraph" style:parent-style-name="Heading_20_2">
      <loext:graphic-properties draw:fill-gradient-name="gradient" draw:fill-hatch-name="hatch"/>
      <style:paragraph-properties fo:padding="0.049cm" fo:border="0.06pt solid #000000"/>
    </style:style>
    <style:style style:name="P9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S hne" fo:font-size="12pt" fo:letter-spacing="normal" fo:font-style="normal" fo:font-weight="normal" officeooo:paragraph-rsid="00262401"/>
    </style:style>
    <style:style style:name="P10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S hne" fo:font-size="12pt" fo:letter-spacing="normal" fo:font-style="normal" fo:font-weight="bold" officeooo:paragraph-rsid="00262401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 fo:padding="0cm" fo:border="none"/>
      <style:text-properties style:font-name="Tahoma1" officeooo:paragraph-rsid="00276709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 fo:padding="0cm" fo:border="none"/>
      <style:text-properties style:font-name="Tahoma1" style:text-underline-style="solid" style:text-underline-width="auto" style:text-underline-color="font-color" fo:font-weight="bold" officeooo:rsid="001761ff" officeooo:paragraph-rsid="00276709" style:font-weight-asian="bold" style:font-weight-complex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 fo:padding="0cm" fo:border="none"/>
      <style:text-properties style:font-name="Tahoma1" officeooo:paragraph-rsid="00276709" loext:padding="0cm" loext:border="none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indent="0cm" style:auto-text-indent="false" fo:padding="0.049cm" fo:border="0.06pt solid #000000"/>
      <style:text-properties style:font-name="Tahoma1" officeooo:paragraph-rsid="00276709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 fo:padding="0cm" fo:border="none"/>
      <style:text-properties style:font-name="Tahoma1" fo:language="en" fo:country="US" officeooo:paragraph-rsid="00276709" loext:padding="0cm" loext:border="none"/>
    </style:style>
    <style:style style:name="P16" style:family="paragraph" style:parent-style-name="Text_20_body" style:master-page-name="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indent="0cm" style:auto-text-indent="false" style:page-number="auto" fo:padding="0.049cm" fo:border="0.06pt solid #000000"/>
      <style:text-properties style:font-name="Tahoma1" fo:language="en" fo:country="US" fo:font-weight="bold" officeooo:paragraph-rsid="00276709" style:font-weight-asian="bold" style:font-weight-complex="bold" loext:padding="0cm" loext:border="none"/>
    </style:style>
    <style:style style:name="P1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indent="0cm" style:auto-text-indent="false" fo:padding="0.049cm" fo:border="0.06pt solid #000000"/>
      <style:text-properties style:font-name="Tahoma1" fo:font-size="14pt" fo:language="en" fo:country="US" officeooo:paragraph-rsid="00276709" style:font-size-asian="14pt" style:font-size-complex="14pt" loext:padding="0cm" loext:border="none"/>
    </style:style>
    <style:style style:name="P1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indent="0cm" style:auto-text-indent="false" fo:padding="0.049cm" fo:border="0.06pt solid #000000"/>
      <style:text-properties style:font-name="Tahoma1" fo:font-size="14pt" fo:language="en" fo:country="US" fo:font-weight="bold" officeooo:paragraph-rsid="00276709" style:font-size-asian="14pt" style:font-weight-asian="bold" style:font-size-complex="14pt" style:font-weight-complex="bold" loext:padding="0cm" loext:border="none"/>
    </style:style>
    <style:style style:name="P1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indent="0cm" style:auto-text-indent="false" fo:padding="0.049cm" fo:border="0.06pt solid #000000"/>
      <style:text-properties style:font-name="Tahoma1" fo:font-size="14pt" officeooo:paragraph-rsid="00276709" style:font-size-asian="14pt" style:font-size-complex="14pt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loext:padding="0.049cm" loext:border="0.06pt solid #d9d9e3"/>
    </style:style>
    <style:style style:name="T3" style:family="text">
      <style:text-properties fo:language="en" fo:country="US"/>
    </style:style>
    <style:style style:name="T4" style:family="text">
      <style:text-properties fo:language="en" fo:country="US" loext:padding="0cm" loext:border="none"/>
    </style:style>
    <style:style style:name="T5" style:family="text">
      <style:text-properties loext:padding="0cm" loext:border="none"/>
    </style:style>
    <style:style style:name="T6" style:family="text">
      <style:text-properties officeooo:rsid="00276709"/>
    </style:style>
    <style:style style:name="T7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2"><text:span text:style-name="T3">Estrutura While</text:span></text:p>
      <text:p text:style-name="P13"><text:span text:style-name="T4"/></text:p>
      <text:p text:style-name="P13"><text:span text:style-name="T3">Em Python, o while é utilizado para executar repetidamente um bloco de código enquanto uma determinada condição for verdadeira. A sintaxe básica de um loop while em Python é a seguinte:</text:span> </text:p>
      <text:p text:style-name="P16">while condição: </text:p>
      <text:p text:style-name="P14">    <text:span text:style-name="T3"># Código a ser executado enquanto a condição for verdadeira </text:span></text:p>
      <text:p text:style-name="P13"> </text:p>
      <text:p text:style-name="P15">Aqui está um exemplo que demonstra o uso de um loop while: </text:p>
      <text:p text:style-name="P13"> </text:p>
      <text:p text:style-name="P17">contador = 0 </text:p>
      <text:p text:style-name="P17"><text:span text:style-name="T1">while contador</text:span> &lt; 5: </text:p>
      <text:p text:style-name="P19">    <text:span text:style-name="T3">print("Contagem:", contador) </text:span></text:p>
      <text:p text:style-name="P19">    <text:span text:style-name="T3">contador += 1 </text:span></text:p>
      <text:p text:style-name="P14"><text:span text:style-name="T7"> </text:span></text:p>
      <text:p text:style-name="P15">Neste exemplo, o loop while continuará executando o bloco de código enquanto a condição contador &lt; 5 for verdadeira. Dentro do loop, ele imprime o valor atual de contador e depois o incrementa em 1. O loop será executado cinco vezes, com contador assumindo os valores 0, 1, 2, 3 e 4. </text:p>
      <text:p text:style-name="P13">  </text:p>
      <text:p text:style-name="P13"><text:span text:style-name="T3">Você também pode usar a instrução break para sair do loop while prematuramente se uma determinada condição for atendida. Por exemplo: </text:span></text:p>
      <text:p text:style-name="P17">contador = 0 </text:p>
      <text:p text:style-name="P18">while True: </text:p>
      <text:p text:style-name="P19">    <text:span text:style-name="T3">print("Contagem:", contador) </text:span></text:p>
      <text:p text:style-name="P19">    <text:span text:style-name="T3">contador += 1 </text:span></text:p>
      <text:h text:style-name="P8" text:outline-level="2">    <text:span text:style-name="T6">r</text:span><text:span text:style-name="T3"> contador == 5: </text:span></text:h>
      <text:p text:style-name="P14">        <text:span text:style-name="T3">break </text:span></text:p>
      <text:p text:style-name="P13"><text:soft-page-break/> </text:p>
      <text:p text:style-name="P15">Neste exemplo modificado, a condição do loop while é True, o que significa que o loop será executado indefinidamente. No entanto, a instrução break é utilizada para interromper o loop quando contador atingir o valor 5. </text:p>
      <text:p text:style-name="P11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swiss"/>
    <style:font-face style:name="Tahoma1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char" svg:x="7.108cm" svg:y="-1.217cm" svg:width="2.263cm" svg:height="2.263cm" draw:z-index="1"><draw:image xlink:href="Pictures/100000010000080000000800F8F8D7EFB8EC7DAC.png" xlink:type="simple" xlink:show="embed" xlink:actuate="onLoad" draw:mime-type="image/png"/></draw:frame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17:25:32.511084744</meta:creation-date>
    <dc:date>2023-06-23T19:55:45.769000000</dc:date>
    <meta:editing-duration>PT2H23M36S</meta:editing-duration>
    <meta:editing-cycles>9</meta:editing-cycles>
    <meta:generator>LibreOffice/7.4.7.2$Windows_X86_64 LibreOffice_project/723314e595e8007d3cf785c16538505a1c878ca5</meta:generator>
    <meta:document-statistic meta:table-count="0" meta:image-count="1" meta:object-count="0" meta:page-count="2" meta:paragraph-count="23" meta:word-count="193" meta:character-count="1178" meta:non-whitespace-character-count="948"/>
  </office:meta>
</office:document-meta>
</file>